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nsolas" svg:font-family="Consolas, Menl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2fe53"/>
    </style:style>
    <style:style style:name="T1" style:family="text">
      <style:text-properties fo:font-variant="normal" fo:text-transform="none" fo:color="#a52a2a" loext:opacity="100%" style:font-name="Consolas" fo:font-size="8.19999980926514pt" fo:letter-spacing="normal" fo:font-style="normal" fo:font-weight="normal"/>
    </style:style>
    <style:style style:name="T2" style:family="text">
      <style:text-properties fo:font-variant="normal" fo:text-transform="none" fo:color="#0000cd" loext:opacity="100%" style:font-name="Consolas" fo:font-size="8.19999980926514pt" fo:letter-spacing="normal" fo:font-style="normal" fo:font-weight="normal"/>
    </style:style>
    <style:style style:name="T3" style:family="text">
      <style:text-properties fo:font-variant="normal" fo:text-transform="none" fo:color="#ff0000" loext:opacity="100%" style:font-name="Consolas" fo:font-size="8.19999980926514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Consolas" fo:font-size="8.19999980926514pt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Consolas" fo:font-size="8.19999980926514pt" fo:letter-spacing="normal" fo:font-style="normal" fo:font-weight="normal" officeooo:rsid="0012fe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&lt;!DOCTYPE html&gt;</text:span><text:span text:style-name="T2"><text:line-break/></text:span><text:span text:style-name="T4">&lt;html&gt;</text:span><text:span text:style-name="T2"><text:line-break/></text:span><text:span text:style-name="T4">&lt;head&gt;</text:span><text:span text:style-name="T2"><text:line-break/></text:span><text:span text:style-name="T4">&lt;title&gt;Hello World!&lt;/title&gt;</text:span><text:span text:style-name="T2"><text:line-break/></text:span><text:span text:style-name="T4">&lt;link rel="stylesheet" href="bluestyle.css"&gt;</text:span><text:span text:style-name="T2"><text:line-break/></text:span><text:span text:style-name="T4">&lt;/head&gt;</text:span><text:span text:style-name="T2"><text:line-break/></text:span><text:span text:style-name="T4">&lt;body&gt;</text:span><text:span text:style-name="T2"><text:line-break/><text:line-break/></text:span><text:span text:style-name="T4">&lt;h1&gt;Hello world!&lt;/h1&gt;</text:span><text:span text:style-name="T2"><text:line-break/></text:span><text:span text:style-name="T4">&lt;div&gt;&lt;img src="img_hello_world.jpg" alt="Hello World from Space" style="width:100%;max-width:640px"&gt;&lt;/div&gt;</text:span><text:span text:style-name="T2"><text:line-break/></text:span><text:span text:style-name="T4">&lt;p&gt;This is the first file in my new Git Repo.&lt;/p&gt;</text:span><text:span text:style-name="T2"><text:line-break/></text:span><text:span text:style-name="T4">&lt;p&gt;This line is here to show how merging works.&lt;/p&gt;</text:span><text:span text:style-name="T2"><text:line-break/></text:span><text:span text:style-name="T4">&lt;div&gt;&lt;img src="img_hello_git.jpg" alt="Hello Git" style="width:100%;max-width:640px"&gt;&lt;/div&gt;</text:span><text:span text:style-name="T2"><text:line-break/></text:span></text:p>
      <text:p text:style-name="P1"><text:span text:style-name="T4">&lt;p&gt;This is the </text:span><text:span text:style-name="T5">second</text:span><text:span text:style-name="T4"> file in my new Git Repo.&lt;/p&gt;</text:span></text:p>
      <text:p text:style-name="P1"><text:span text:style-name="T2"><text:line-break/></text:span><text:span text:style-name="T4">&lt;/body&gt;</text:span><text:span text:style-name="T2"><text:line-break/></text:span><text:span text:style-name="T4">&lt;/html&gt;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nsolas" svg:font-family="Consolas, Menl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23T16:22:15.427892192</meta:creation-date>
    <dc:date>2022-09-27T11:07:48.771811138</dc:date>
    <meta:editing-duration>PT17M28S</meta:editing-duration>
    <meta:editing-cycles>7</meta:editing-cycles>
    <meta:generator>LibreOffice/7.0.0.3$MacOSX_X86_64 LibreOffice_project/8061b3e9204bef6b321a21033174034a5e2ea88e</meta:generator>
    <meta:document-statistic meta:table-count="0" meta:image-count="0" meta:object-count="0" meta:page-count="1" meta:paragraph-count="3" meta:word-count="56" meta:character-count="508" meta:non-whitespace-character-count="452"/>
  </office:meta>
</office:document-meta>
</file>